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e17c9" officeooo:paragraph-rsid="001e17c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e17c9" officeooo:paragraph-rsid="001e17c9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1e17c9" officeooo:paragraph-rsid="001e17c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e17c9" officeooo:paragraph-rsid="001e17c9" style:font-weight-asian="bold" style:font-weight-complex="bold"/>
    </style:style>
    <style:style style:name="T1" style:family="text">
      <style:text-properties fo:font-weight="bold" officeooo:rsid="001e17c9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3d32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 ejercicio 13 – MANEJO DE CANCHA DE <text:span text:style-name="T4">TENIS</text:span></text:p>
      <text:p text:style-name="P1"/>
      <text:p text:style-name="P2">ID: <text:s/><text:span text:style-name="T2">Registrarse </text:span></text:p>
      <text:p text:style-name="P2">Titulo: <text:span text:style-name="T2">Como &lt;persona&gt; quiero &lt;registrarme &gt; para &lt;poder alquilar una cancha&gt;</text:span></text:p>
      <text:p text:style-name="P2">reglas de negocio: <text:span text:style-name="T2">email único usado como nombre de usuario, registro solo a mayores de edad (+18 años).</text:span></text:p>
      <text:p text:style-name="P2">criterios de aceptación:</text:p>
      <text:list xml:id="list4085276638" text:style-name="L1">
        <text:list-item>
          <text:p text:style-name="P3">Escenario 1: <text:span text:style-name="T2">Registro exitoso</text:span></text:p>
          <text:list>
            <text:list-item>
              <text:p text:style-name="P3">Dado <text:span text:style-name="T2">una persona “jonny bravo” de edad 22 años, dirección “528 n*123” cuyo email es <text:s/>“</text:span><text:a xlink:type="simple" xlink:href="mailto:jonny_b@hot.com" text:style-name="Internet_20_link" text:visited-style-name="Visited_20_Internet_20_Link"><text:span text:style-name="T2">jonny_b@hot.com</text:span></text:a><text:span text:style-name="T2">” único, no registrado anteriormente</text:span></text:p>
            </text:list-item>
            <text:list-item>
              <text:p text:style-name="P3">Cuando <text:span text:style-name="T2">una persona ingresa al sistema “jonny” apellido “bravo” , email “</text:span><text:a xlink:type="simple" xlink:href="mailto:jonny_b@hot.com" text:style-name="Internet_20_link" text:visited-style-name="Visited_20_Internet_20_Link"><text:span text:style-name="T2">jonny_b@hot.com</text:span></text:a><text:span text:style-name="T2">”, dirección “528 n*123” y edad 22</text:span></text:p>
            </text:list-item>
            <text:list-item>
              <text:p text:style-name="P3">Entonces <text:span text:style-name="T2">el sistema informa que se registro el usuario correctamente y enviá al email del nuevo usuario su contraseña personal</text:span><text:span text:style-name="T1"/></text:p>
            </text:list-item>
          </text:list>
        </text:list-item>
        <text:list-item>
          <text:p text:style-name="P3">Escenario 2: <text:span text:style-name="T2">Registro fallido, menor edad</text:span></text:p>
          <text:list>
            <text:list-item>
              <text:p text:style-name="P3">Dado <text:span text:style-name="T2">una persona “charly bravo” de edad 12 años, dirección “528 n*123” cuyo email es <text:s/>“charly</text:span><text:a xlink:type="simple" xlink:href="mailto:jonny_b@hot.com" text:style-name="Internet_20_link" text:visited-style-name="Visited_20_Internet_20_Link"><text:span text:style-name="T2">_b@hot.com</text:span></text:a><text:span text:style-name="T2">” único, no registrado anteriormente</text:span></text:p>
            </text:list-item>
            <text:list-item>
              <text:p text:style-name="P3">Cuando <text:span text:style-name="T2">una persona ingresa al sistema “charly” apellido “bravo” , dirección “528 n*123” email “charly</text:span><text:a xlink:type="simple" xlink:href="mailto:jonny_b@hot.com" text:style-name="Internet_20_link" text:visited-style-name="Visited_20_Internet_20_Link"><text:span text:style-name="T2">_b@hot.com</text:span></text:a><text:span text:style-name="T2">” y edad 12</text:span></text:p>
            </text:list-item>
            <text:list-item>
              <text:p text:style-name="P3">Entonces<text:span text:style-name="T2"> el sistema informa que no se registro el usuario por ser menor de edad.</text:span><text:span text:style-name="T1"/></text:p>
            </text:list-item>
          </text:list>
        </text:list-item>
        <text:list-item>
          <text:p text:style-name="P3">Escenario 3: <text:span text:style-name="T2">Registro fallido, email previamente registrado</text:span></text:p>
          <text:list>
            <text:list-item>
              <text:p text:style-name="P3">Dado <text:span text:style-name="T2">una persona “jonny bravo” de edad 22 años dirección “528 n*123” cuyo email es <text:s/>“</text:span><text:a xlink:type="simple" xlink:href="mailto:jonny_b@hot.com" text:style-name="Internet_20_link" text:visited-style-name="Visited_20_Internet_20_Link"><text:span text:style-name="T2">jonny_b@hot.com</text:span></text:a><text:span text:style-name="T2">” único, registrado anteriormente en el sistema</text:span></text:p>
            </text:list-item>
            <text:list-item>
              <text:p text:style-name="P3">Cuando <text:span text:style-name="T2">una persona ingresa al sistema “jonny” apellido “bravo” , dirección “528 n*123”, email “</text:span><text:a xlink:type="simple" xlink:href="mailto:jonny_b@hot.com" text:style-name="Internet_20_link" text:visited-style-name="Visited_20_Internet_20_Link"><text:span text:style-name="T2">jonny_b@hot.com</text:span></text:a><text:span text:style-name="T2">” y edad 22</text:span></text:p>
            </text:list-item>
            <text:list-item>
              <text:p text:style-name="P3">Entonces<text:span text:style-name="T2"> el sistema informa que el el email ingresado ya esta registrado</text:span></text:p>
            </text:list-item>
          </text:list>
        </text:list-item>
      </text:list>
      <text:p text:style-name="P2"/>
      <text:p text:style-name="P2">ID: <text:span text:style-name="T2">Iniciar sesión</text:span></text:p>
      <text:p text:style-name="P2">Titulo: <text:span text:style-name="T2">Como &lt;Usuario&gt; quiero &lt;iniciar sesión&gt; para &lt;reservar una cancha para jugar&gt;</text:span></text:p>
      <text:p text:style-name="P2">reglas de negocio: <text:span text:style-name="T2"><text:s/>si se inicia incorrectamente 3 veces consecutivas la sesión, se bloquea la cuenta. <text:s/></text:span></text:p>
      <text:p text:style-name="P2">criterios de aceptación:</text:p>
      <text:list xml:id="list214345256391713" text:continue-numbering="true" text:style-name="L1">
        <text:list-item>
          <text:p text:style-name="P3">Escenario 1: Inicio Exitoso</text:p>
          <text:list>
            <text:list-item>
              <text:p text:style-name="P3">Dado <text:span text:style-name="T2"><text:s/>un usuario “jonny bravo” registrado en sistema con nombre de usuario “</text:span><text:a xlink:type="simple" xlink:href="mailto:jonny_b@hot.com" text:style-name="Internet_20_link" text:visited-style-name="Visited_20_Internet_20_Link"><text:span text:style-name="T2">jonny_b@hot.com</text:span></text:a><text:span text:style-name="T2">” y contraseña “123456” que pertenece al usuario</text:span></text:p>
            </text:list-item>
            <text:list-item>
              <text:p text:style-name="P3"><text:span text:style-name="T2">Cuando el usuario ingresa “jonny_b@hot.com” <text:s/>“123456” y presiona el bot</text:span><text:span text:style-name="T3">ó</text:span><text:span text:style-name="T2">n de iniciar sesión</text:span></text:p>
            </text:list-item>
            <text:list-item>
              <text:p text:style-name="P3">Entonces <text:span text:style-name="T2">el sistema se inicia correctamente</text:span><text:span text:style-name="T1"/></text:p>
            </text:list-item>
          </text:list>
        </text:list-item>
        <text:list-item>
          <text:p text:style-name="P3">Escenario 2: Inicio Fallido, contraseña incorrecta (intentos fallidos&lt;2 )</text:p>
          <text:list>
            <text:list-item>
              <text:p text:style-name="P3">Dado <text:span text:style-name="T2"><text:s/>un usuario “jonny bravo” registrado en sistema con nombre de usuario “</text:span><text:a xlink:type="simple" xlink:href="mailto:jonny_b@hot.com" text:style-name="Internet_20_link" text:visited-style-name="Visited_20_Internet_20_Link"><text:span text:style-name="T2">jonny_b@hot.com</text:span></text:a><text:span text:style-name="T2">” y contraseña “123454” que no pertenece al usuario</text:span></text:p>
            </text:list-item>
            <text:list-item>
              <text:p text:style-name="P3"><text:span text:style-name="T2">Cuando el usuario ingresa “jonny_b@hot.com” <text:s/>“123454” y presiona el bot</text:span><text:span text:style-name="T3">ó</text:span><text:span text:style-name="T2">n de iniciar sesión</text:span></text:p>
            </text:list-item>
            <text:list-item>
              <text:p text:style-name="P3">Entonces<text:span text:style-name="T2"> el sistema se no se inicia, informando que la contraseña o el usuario son incorrectos y se suma 1 intento fallido.</text:span></text:p>
            </text:list-item>
          </text:list>
        </text:list-item>
        <text:list-item>
          <text:p text:style-name="P3">Escenario 3: Inicio Fallido, contraseña incorrecta (intentos fallidos=2)</text:p>
          <text:list>
            <text:list-item>
              <text:p text:style-name="P3">Dado <text:span text:style-name="T2"><text:s/>un usuario “jonny bravo” registrado en sistema con nombre de usuario “</text:span><text:a xlink:type="simple" xlink:href="mailto:jonny_b@hot.com" text:style-name="Internet_20_link" text:visited-style-name="Visited_20_Internet_20_Link"><text:span text:style-name="T2">jonny_b@hot.com</text:span></text:a><text:span text:style-name="T2">” y contraseña “123454” que no pertenece al usuario</text:span></text:p>
            </text:list-item>
            <text:list-item>
              <text:p text:style-name="P3"><text:span text:style-name="T2">Cuando el usuario ingresa “jonny_b@hot.com” <text:s/>“123454” y presiona el bot</text:span><text:span text:style-name="T3">ó</text:span><text:span text:style-name="T2">n de iniciar sesión</text:span></text:p>
            </text:list-item>
            <text:list-item>
              <text:p text:style-name="P3">Entonces<text:span text:style-name="T2"> el sistema se no se inicia, informando que la contraseña o el usuario son incorrectos y se suma 1 intento fallido, bloqueando la cuenta “</text:span><text:a xlink:type="simple" xlink:href="mailto:jonny_b@hot.com" text:style-name="Internet_20_link" text:visited-style-name="Visited_20_Internet_20_Link"><text:span text:style-name="T2">jonny_b@hot.com</text:span></text:a><text:span text:style-name="T2">”.</text:span></text:p>
            </text:list-item>
          </text:list>
        </text:list-item>
      </text:list>
      <text:p text:style-name="P2"/>
      <text:list xml:id="list214345654961150" text:continue-numbering="true" text:style-name="L1">
        <text:list-item>
          <text:p text:style-name="P3"><text:soft-page-break/>Escenario 4: Inicio Fallido, usuario no registrado en sistema</text:p>
          <text:list>
            <text:list-item>
              <text:p text:style-name="P3">Dado <text:span text:style-name="T2"><text:s/>un usuario “juan palotes” no registrado en sistema</text:span></text:p>
            </text:list-item>
            <text:list-item>
              <text:p text:style-name="P3">Cuando <text:span text:style-name="T2">el usuario ingresa “juanpalotes</text:span><text:a xlink:type="simple" xlink:href="mailto:jonny_b@hot.com" text:style-name="Internet_20_link" text:visited-style-name="Visited_20_Internet_20_Link"><text:span text:style-name="T2">@hot.com</text:span></text:a><text:span text:style-name="T2">” <text:s/>“66666” y presiona el botón de iniciar sesión</text:span></text:p>
            </text:list-item>
            <text:list-item>
              <text:p text:style-name="P3">Entonces<text:span text:style-name="T2"> el sistema se no se inicia, informando que el <text:s/>nombre de usuario no se encuentra registrado en el sistema.</text:span></text:p>
            </text:list-item>
          </text:list>
        </text:list-item>
      </text:list>
      <text:p text:style-name="P2"/>
      <text:p text:style-name="P2">ID: <text:s/><text:span text:style-name="T2">Cierre de sesión</text:span></text:p>
      <text:p text:style-name="P2">Titulo: <text:span text:style-name="T2">Como &lt;usuario logueado en el sistema&gt; quiero &lt;cerrar sesión&gt; para &lt;que no quede abierta&gt;</text:span></text:p>
      <text:p text:style-name="P2">reglas de negocio: -</text:p>
      <text:p text:style-name="P2">criterios de aceptación: </text:p>
      <text:list xml:id="list214344496454615" text:continue-numbering="true" text:style-name="L1">
        <text:list-item>
          <text:p text:style-name="P3">Escenario 1: Cierre de sesión exitoso</text:p>
          <text:list>
            <text:list-item>
              <text:p text:style-name="P3">Dado <text:span text:style-name="T2">un usuario “jonny_b@hot.com” logueado en sistema, </text:span></text:p>
            </text:list-item>
            <text:list-item>
              <text:p text:style-name="P3">Cuando <text:span text:style-name="T2">el usuario presionamos el botón cerrar sesión</text:span></text:p>
            </text:list-item>
            <text:list-item>
              <text:p text:style-name="P3">Entonces <text:span text:style-name="T2"><text:s/>se cierra la sesión correctamente</text:span></text:p>
            </text:list-item>
          </text:list>
        </text:list-item>
      </text:list>
      <text:p text:style-name="P2"/>
      <text:p text:style-name="P2">ID: <text:span text:style-name="T2">Solicitar turno</text:span></text:p>
      <text:p text:style-name="P2"><text:span text:style-name="T2">Titulo: como &lt;Usuario&gt; quiero &lt;registrar un turno&gt; para &lt;jugar al tenis&gt;</text:span></text:p>
      <text:p text:style-name="P2">reglas de negocio: <text:span text:style-name="T2">No permitir turnos con menos de 2 días de anticipación.</text:span></text:p>
      <text:p text:style-name="P2">criterios de aceptación:</text:p>
      <text:list xml:id="list214345913446093" text:continue-numbering="true" text:style-name="L1">
        <text:list-item>
          <text:p text:style-name="P3">Escenario 1: Solicitar turno exitoso</text:p>
          <text:list>
            <text:list-item>
              <text:p text:style-name="P3">Dado <text:span text:style-name="T2">un usuario “</text:span><text:a xlink:type="simple" xlink:href="mailto:jonny_b@hot.com" text:style-name="Internet_20_link" text:visited-style-name="Visited_20_Internet_20_Link"><text:span text:style-name="T2">jonny_b@hot.com</text:span></text:a><text:span text:style-name="T2">” logueado en el sistema, Fecha actual 11-10-23. Al seleccionar una una cancha “1”, fecha “14/1023” y hora “14:00”. </text:span></text:p>
            </text:list-item>
            <text:list-item>
              <text:p text:style-name="P3">Cuando <text:s/><text:span text:style-name="T2">el usuario selecciona cancha ”1”, fecha “14/1023” y hora “14:00”. </text:span></text:p>
            </text:list-item>
            <text:list-item>
              <text:p text:style-name="P3">Entonces <text:span text:style-name="T2">el sistema informa “Su turno ah sido registrado con éxito” y registra la solicitud</text:span></text:p>
            </text:list-item>
          </text:list>
        </text:list-item>
        <text:list-item>
          <text:p text:style-name="P3">Escenario 2: Solicitar turno Fallido, fecha de reserva &lt; a 2 días.</text:p>
          <text:list>
            <text:list-item>
              <text:p text:style-name="P3">Dado <text:span text:style-name="T2">un usuario “</text:span><text:a xlink:type="simple" xlink:href="mailto:jonny_b@hot.com" text:style-name="Internet_20_link" text:visited-style-name="Visited_20_Internet_20_Link"><text:span text:style-name="T2">jonny_b@hot.com</text:span></text:a><text:span text:style-name="T2">” logueado en el sistema, Fecha actual 13-10-23. Al seleccionar una una cancha “1”, fecha “14/1023” y hora “14:00”. </text:span></text:p>
            </text:list-item>
            <text:list-item>
              <text:p text:style-name="P3">Cuando <text:s/><text:span text:style-name="T2">el usuario selecciona cancha ”1”, fecha “14/1023” y hora “14:00”. </text:span></text:p>
            </text:list-item>
            <text:list-item>
              <text:p text:style-name="P3">Entonces <text:span text:style-name="T2">el sistema informa que la reserva no es correcta por que no tiene 2 días de anticipación., permitiendo seleccionar una nueva fecha.</text:span></text:p>
            </text:list-item>
          </text:list>
        </text:list-item>
        <text:list-item>
          <text:p text:style-name="P3">Escenario 3: Solicitar turno Fallido, cancha ocupada.</text:p>
          <text:list>
            <text:list-item>
              <text:p text:style-name="P3">Dado <text:span text:style-name="T2">un usuario “</text:span><text:a xlink:type="simple" xlink:href="mailto:jonny_b@hot.com" text:style-name="Internet_20_link" text:visited-style-name="Visited_20_Internet_20_Link"><text:span text:style-name="T2">jonny_b@hot.com</text:span></text:a><text:span text:style-name="T2">” logueado en el sistema, Fecha actual 11-10-23. Al seleccionar una una cancha “1”, fecha “14/1023” y hora “14:00”. </text:span></text:p>
            </text:list-item>
            <text:list-item>
              <text:p text:style-name="P3">Cuando <text:s/><text:span text:style-name="T2">el usuario selecciona cancha ”1”, fecha “14/1023” y hora “14:00”. </text:span></text:p>
            </text:list-item>
            <text:list-item>
              <text:p text:style-name="P3">Entonces<text:span text:style-name="T2"> el sistema informa “Cancha ocupada,por favor seleccione otro día y horario”, permitiendo seleccionar una nueva fecha y horari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4T20:13:14.225000000</meta:creation-date>
    <dc:date>2023-10-14T21:43:31.033000000</dc:date>
    <meta:editing-duration>PT1H28M2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61" meta:word-count="790" meta:character-count="4983" meta:non-whitespace-character-count="4267"/>
  </office:meta>
</office:document-meta>
</file>